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style:style>
    <style:style style:name="P2" style:family="paragraph" style:parent-style-name="Standard">
      <style:text-properties style:font-name="FreeSans" fo:font-size="22pt" style:font-size-asian="22pt" style:font-size-complex="2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ning</text:p>
      <text:p text:style-name="P3">During the intial planning phase I have installed and setup the github respository according the the groups guideline and made sure our environment works as intended with some compile examples. </text:p>
      <text:p text:style-name="P3">After this I have also worked with the design for the application and web together with Joakim Sjöquist. Before we did this we researched <text:s/>on different styles of interfaces that we thought could work for our clients needs. After the initial specifcations was presented by the client we incorprated this into the design mockups. Joakim did the initial mockup for web and I did the logotype. Mockups for the application have also been done where I have designed the ordermenu according to the groups planning. To do this I have used Adobe XD and Adobe Photoshop. All mockups was then presented to the group for feedback and improvement sugestions. I have also uploaded the design mockups to the project git repo so everybody can be a part of the process. </text:p>
      <text:p text:style-name="P3"/>
      <text:p text:style-name="P3">Together with the group I have also participated in planning every feature needed for web, application and database.</text:p>
      <text:p text:style-name="P3"/>
      <text:p text:style-name="P3"/>
      <text:p text:style-name="P2">Sprint 1</text:p>
      <text:p text:style-name="P3">I have choosen to work on the Android part of the project and before we started to work I have also researched on different approaches to use a good layout solution for our application features so it will work within our choosen Java version in the project. I have also participated in the groups labs.</text:p>
      <text:p text:style-name="P3"/>
      <text:p text:style-name="P3"/>
      <text:p text:style-name="P3"/>
      <text:p text:style-name="P2">Sprint 2</text:p>
      <text:p text:style-name="P3">asd</text:p>
      <text:p text:style-name="P2">Sprint 3</text:p>
      <text:p text:style-name="P3">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imon Bertl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0T17:01:22.420383868</meta:creation-date>
    <dc:date>2020-02-12T15:19:55.24</dc:date>
    <meta:editing-duration>P1DT1H50M47S</meta:editing-duration>
    <meta:editing-cycles>11</meta:editing-cycles>
    <meta:generator>OpenOffice/4.1.3$Win32 OpenOffice.org_project/413m1$Build-9783</meta:generator>
    <dc:creator>David Karlsson</dc:creator>
    <meta:document-statistic meta:table-count="0" meta:image-count="0" meta:object-count="0" meta:page-count="1" meta:paragraph-count="11" meta:word-count="244" meta:character-count="1416"/>
  </office:meta>
</office:document-meta>
</file>